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5-01-14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4-01-30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3-01-18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2-01-0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1-01-20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20-01-08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19-01-31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18-01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17-10-16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53</text:p>
          </table:table-cell>
          <table:table-cell office:value-type="string" calcext:value-type="string">
            <text:p>2017-05-30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